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B000002342122266A4FF33D86.png" manifest:media-type="image/png"/>
  <manifest:file-entry manifest:full-path="Pictures/100002010000022F0000015B63307B7B56C4A4D3.png" manifest:media-type="image/png"/>
  <manifest:file-entry manifest:full-path="Pictures/10000201000004CF000000CB725C381F629F120A.png" manifest:media-type="image/png"/>
  <manifest:file-entry manifest:full-path="Pictures/100002010000038E00000257BBC89F204462FD2B.png" manifest:media-type="image/png"/>
  <manifest:file-entry manifest:full-path="Pictures/10000201000001F10000017EBBF643BCB4EDA2F0.png" manifest:media-type="image/png"/>
  <manifest:file-entry manifest:full-path="Pictures/100002010000032C00000087B679E1BB7AD122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de1e" officeooo:paragraph-rsid="001bde1e"/>
    </style:style>
    <style:style style:name="P2" style:family="paragraph" style:parent-style-name="Standard">
      <style:text-properties fo:color="#d4d4d4" style:font-name="Droid Sans Mono" fo:font-size="10.5pt" fo:font-weight="normal" officeooo:rsid="001bde1e" officeooo:paragraph-rsid="001bde1e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paragraph-rsid="001bde1e" fo:background-color="#1e1e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ASK 1:</text:p>
      <text:p text:style-name="P3"><draw:frame draw:style-name="fr1" draw:name="Image1" text:anchor-type="paragraph" svg:x="-0.0126in" svg:y="0.0626in" svg:width="5.1772in" svg:height="3.9791in" draw:z-index="0"><draw:image xlink:href="Pictures/10000201000001F10000017EBBF643BCB4EDA2F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x="0.0311in" svg:y="0.0417in" svg:width="6.6929in" svg:height="1.1126in" draw:z-index="1"><draw:image xlink:href="Pictures/100002010000032C00000087B679E1BB7AD12256.png" xlink:type="simple" xlink:show="embed" xlink:actuate="onLoad" loext:mime-type="image/x-vclgraphic"/></draw:frame></text:p>
      <text:p text:style-name="Standard">TASK 2:</text:p>
      <text:p text:style-name="P2"><draw:frame draw:style-name="fr1" draw:name="Image3" text:anchor-type="paragraph" svg:x="-0.0126in" svg:y="0.1028in" svg:width="6.6929in" svg:height="3.9382in" draw:z-index="2"><draw:image xlink:href="Pictures/100002010000038E00000257BBC89F204462FD2B.png" xlink:type="simple" xlink:show="embed" xlink:actuate="onLoad" loext:mime-type="image/x-vclgraphic"/></draw:frame></text:p>
      <text:p text:style-name="P1"><text:soft-page-break/>TASK 4:</text:p>
      <text:p text:style-name="P1"><draw:frame draw:style-name="fr1" draw:name="Image4" text:anchor-type="paragraph" svg:x="0.05in" svg:y="0in" svg:width="5.8228in" svg:height="3.6146in" draw:z-index="3"><draw:image xlink:href="Pictures/100002010000022F0000015B63307B7B56C4A4D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width="6.6929in" svg:height="1.1035in" draw:z-index="4"><draw:image xlink:href="Pictures/10000201000004CF000000CB725C381F629F120A.png" xlink:type="simple" xlink:show="embed" xlink:actuate="onLoad" loext:mime-type="image/x-vclgraphic"/></draw:frame></text:p>
      <text:p text:style-name="P1">TASK 5:</text:p>
      <text:p text:style-name="P1"><draw:frame draw:style-name="fr1" draw:name="Image6" text:anchor-type="paragraph" svg:x="0in" svg:y="0.1457in" svg:width="6.6929in" svg:height="3.8681in" draw:z-index="5"><draw:image xlink:href="Pictures/100002010000034B000002342122266A4FF33D8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NAME : IMRAN RIAZ CHOHAN<text:tab/>LAB 12<text:tab/>ROLL_NO:17b-043-c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53:53.741139214</meta:creation-date>
    <dc:date>2020-01-28T12:07:21.754280265</dc:date>
    <meta:editing-duration>PT3M16S</meta:editing-duration>
    <meta:editing-cycles>1</meta:editing-cycles>
    <meta:document-statistic meta:table-count="0" meta:image-count="6" meta:object-count="0" meta:page-count="2" meta:paragraph-count="5" meta:word-count="16" meta:character-count="78" meta:non-whitespace-character-count="67"/>
    <meta:generator>LibreOffice/6.0.7.3$Linux_X86_64 LibreOffice_project/00m0$Build-3</meta:generator>
  </office:meta>
</office:document-meta>
</file>